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121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color="#ce181e"/>
    </style:style>
    <style:style style:name="ce3" style:family="table-cell" style:parent-style-name="Default" style:data-style-name="N61">
      <style:text-properties style:use-window-font-color="true"/>
    </style:style>
    <style:style style:name="ce4" style:family="table-cell" style:parent-style-name="Default" style:data-style-name="N61">
      <style:text-properties fo:color="#ed1c24"/>
    </style:style>
    <style:style style:name="ce5" style:family="table-cell" style:parent-style-name="Default" style:data-style-name="N61">
      <style:table-cell-properties fo:background-color="#fff200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add58a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e=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P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office:value-type="float" office:value="21" calcext:value-type="float">
            <text:p>2.10E+01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5" table:formula="of:=[.B2]*[.A2]/[.E2]" office:value-type="float" office:value="2.1" calcext:value-type="float">
            <text:p>2.10E+00</text:p>
          </table:table-cell>
          <table:table-cell office:value-type="float" office:value="0.0000000000898" calcext:value-type="float">
            <text:p>8.98E-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formula="of:=[.$A$2]/[.B6]" office:value-type="float" office:value="2.625" calcext:value-type="float">
            <text:p>2.625</text:p>
          </table:table-cell>
          <table:table-cell table:style-name="Default" table:formula="of:=[.$B$2]*[.$D$2]/[.C6]" office:value-type="float" office:value="0.00000000000342095238095238" calcext:value-type="float">
            <text:p>3.42095238095238E-12</text:p>
          </table:table-cell>
          <table:table-cell table:style-name="Default" table:formula="of:=[.$C$2]*[.$D$2]/[.C6]/[.C6]" office:value-type="float" office:value="0.000000000027367619047619" calcext:value-type="float">
            <text:p>2.7367619047619E-11</text:p>
          </table:table-cell>
          <table:table-cell table:formula="of:=[.D6]*[.D6]" office:value-type="float" office:value="1.17029151927438E-023" calcext:value-type="float">
            <text:p>1.17029151927438E-23</text:p>
          </table:table-cell>
          <table:table-cell table:formula="of:=[.D6]+[.E6]*2" office:value-type="float" office:value="0.0000000000581561904761905" calcext:value-type="float">
            <text:p>5.81561904761905E-11</text:p>
          </table:table-cell>
          <table:table-cell table:style-name="ce8"/>
          <table:table-cell table:style-name="ce1" table:formula="of:=0.47*[.C6]*[.C6]/[.$C$2]" office:value-type="float" office:value="1.5421875" calcext:value-type="float">
            <text:p>1.54E+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style-name="Default" table:formula="of:=[.$A$2]/[.B7]" office:value-type="float" office:value="1.3125" calcext:value-type="float">
            <text:p>1.3125</text:p>
          </table:table-cell>
          <table:table-cell table:style-name="Default" table:formula="of:=[.$B$2]*[.$D$2]/[.C7]" office:value-type="float" office:value="0.00000000000684190476190476" calcext:value-type="float">
            <text:p>6.84190476190476E-12</text:p>
          </table:table-cell>
          <table:table-cell table:style-name="Default" table:formula="of:=[.$C$2]*[.$D$2]/[.C7]/[.C7]" office:value-type="float" office:value="0.000000000109470476190476" calcext:value-type="float">
            <text:p>1.09470476190476E-10</text:p>
          </table:table-cell>
          <table:table-cell table:formula="of:=[.D7]*[.D7]" office:value-type="float" office:value="4.68116607709751E-023" calcext:value-type="float">
            <text:p>4.68116607709751E-23</text:p>
          </table:table-cell>
          <table:table-cell table:formula="of:=[.D7]+[.E7]*2" office:value-type="float" office:value="0.000000000225782857142857" calcext:value-type="float">
            <text:p>2.25782857142857E-10</text:p>
          </table:table-cell>
          <table:table-cell table:style-name="Default"/>
          <table:table-cell table:style-name="ce1" table:formula="of:=0.47*[.C7]*[.C7]/[.$C$2]" office:value-type="float" office:value="0.385546875" calcext:value-type="float">
            <text:p>3.86E-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style-name="Default" table:formula="of:=[.$A$2]/[.B8]" office:value-type="float" office:value="0.65625" calcext:value-type="float">
            <text:p>0.65625</text:p>
          </table:table-cell>
          <table:table-cell table:style-name="Default" table:formula="of:=[.$B$2]*[.$D$2]/[.C8]" office:value-type="float" office:value="0.0000000000136838095238095" calcext:value-type="float">
            <text:p>1.36838095238095E-11</text:p>
          </table:table-cell>
          <table:table-cell table:style-name="Default" table:formula="of:=[.$C$2]*[.$D$2]/[.C8]/[.C8]" office:value-type="float" office:value="0.000000000437881904761905" calcext:value-type="float">
            <text:p>4.37881904761905E-10</text:p>
          </table:table-cell>
          <table:table-cell table:formula="of:=[.D8]*[.D8]" office:value-type="float" office:value="1.872466430839E-022" calcext:value-type="float">
            <text:p>1.872466430839E-22</text:p>
          </table:table-cell>
          <table:table-cell table:formula="of:=[.D8]+[.E8]*2" office:value-type="float" office:value="0.000000000889447619047619" calcext:value-type="float">
            <text:p>8.89447619047619E-10</text:p>
          </table:table-cell>
          <table:table-cell table:style-name="Default"/>
          <table:table-cell table:style-name="ce1" table:formula="of:=0.47*[.C8]*[.C8]/[.$C$2]" office:value-type="float" office:value="0.09638671875" calcext:value-type="float">
            <text:p>9.64E-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style-name="Default" table:formula="of:=[.$A$2]/[.B9]" office:value-type="float" office:value="0.328125" calcext:value-type="float">
            <text:p>0.328125</text:p>
          </table:table-cell>
          <table:table-cell table:style-name="Default" table:formula="of:=[.$B$2]*[.$D$2]/[.C9]" office:value-type="float" office:value="0.000000000027367619047619" calcext:value-type="float">
            <text:p>2.7367619047619E-11</text:p>
          </table:table-cell>
          <table:table-cell table:style-name="Default" table:formula="of:=[.$C$2]*[.$D$2]/[.C9]/[.C9]" office:value-type="float" office:value="0.00000000175152761904762" calcext:value-type="float">
            <text:p>1.75152761904762E-09</text:p>
          </table:table-cell>
          <table:table-cell table:formula="of:=[.D9]*[.D9]" office:value-type="float" office:value="7.48986572335601E-022" calcext:value-type="float">
            <text:p>7.48986572335601E-22</text:p>
          </table:table-cell>
          <table:table-cell table:formula="of:=[.D9]+[.E9]*2" office:value-type="float" office:value="0.00000000353042285714286" calcext:value-type="float">
            <text:p>3.53042285714286E-09</text:p>
          </table:table-cell>
          <table:table-cell table:style-name="Default"/>
          <table:table-cell table:style-name="ce1" table:formula="of:=0.47*[.C9]*[.C9]/[.$C$2]" office:value-type="float" office:value="0.0240966796875" calcext:value-type="float">
            <text:p>2.41E-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style-name="Default" table:formula="of:=[.$A$2]/[.B10]" office:value-type="float" office:value="0.1640625" calcext:value-type="float">
            <text:p>0.1640625</text:p>
          </table:table-cell>
          <table:table-cell table:style-name="Default" table:formula="of:=[.$B$2]*[.$D$2]/[.C10]" office:value-type="float" office:value="0.0000000000547352380952381" calcext:value-type="float">
            <text:p>5.47352380952381E-11</text:p>
          </table:table-cell>
          <table:table-cell table:style-name="Default" table:formula="of:=[.$C$2]*[.$D$2]/[.C10]/[.C10]" office:value-type="float" office:value="0.00000000700611047619048" calcext:value-type="float">
            <text:p>7.00611047619048E-09</text:p>
          </table:table-cell>
          <table:table-cell table:formula="of:=[.D10]*[.D10]" office:value-type="float" office:value="2.9959462893424E-021" calcext:value-type="float">
            <text:p>2.9959462893424E-21</text:p>
          </table:table-cell>
          <table:table-cell table:formula="of:=[.D10]+[.E10]*2" office:value-type="float" office:value="0.0000000140669561904762" calcext:value-type="float">
            <text:p>1.40669561904762E-08</text:p>
          </table:table-cell>
          <table:table-cell table:style-name="ce8"/>
          <table:table-cell table:style-name="ce1" table:formula="of:=0.47*[.C10]*[.C10]/[.$C$2]" office:value-type="float" office:value="0.006024169921875" calcext:value-type="float">
            <text:p>6.02E-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style-name="Default" table:formula="of:=[.$A$2]/[.B11]" office:value-type="float" office:value="0.08203125" calcext:value-type="float">
            <text:p>0.08203125</text:p>
          </table:table-cell>
          <table:table-cell table:style-name="Default" table:formula="of:=[.$B$2]*[.$D$2]/[.C11]" office:value-type="float" office:value="0.000000000109470476190476" calcext:value-type="float">
            <text:p>1.09470476190476E-10</text:p>
          </table:table-cell>
          <table:table-cell table:style-name="Default" table:formula="of:=[.$C$2]*[.$D$2]/[.C11]/[.C11]" office:value-type="float" office:value="0.0000000280244419047619" calcext:value-type="float">
            <text:p>2.80244419047619E-08</text:p>
          </table:table-cell>
          <table:table-cell table:formula="of:=[.D11]*[.D11]" office:value-type="float" office:value="1.19837851573696E-020" calcext:value-type="float">
            <text:p>1.19837851573696E-20</text:p>
          </table:table-cell>
          <table:table-cell table:formula="of:=[.D11]+[.E11]*2" office:value-type="float" office:value="0.0000000561583542857143" calcext:value-type="float">
            <text:p>5.61583542857143E-08</text:p>
          </table:table-cell>
          <table:table-cell table:style-name="ce9"/>
          <table:table-cell table:style-name="ce1" table:formula="of:=0.47*[.C11]*[.C11]/[.$C$2]" office:value-type="float" office:value="0.00150604248046875" calcext:value-type="float">
            <text:p>1.51E-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style-name="Default" table:formula="of:=[.$A$2]/[.B12]" office:value-type="float" office:value="0.041015625" calcext:value-type="float">
            <text:p>0.041015625</text:p>
          </table:table-cell>
          <table:table-cell table:style-name="Default" table:formula="of:=[.$B$2]*[.$D$2]/[.C12]" office:value-type="float" office:value="0.000000000218940952380952" calcext:value-type="float">
            <text:p>2.18940952380952E-10</text:p>
          </table:table-cell>
          <table:table-cell table:style-name="Default" table:formula="of:=[.$C$2]*[.$D$2]/[.C12]/[.C12]" office:value-type="float" office:value="0.000000112097767619048" calcext:value-type="float">
            <text:p>1.12097767619048E-07</text:p>
          </table:table-cell>
          <table:table-cell table:formula="of:=[.D12]*[.D12]" office:value-type="float" office:value="4.79351406294785E-020" calcext:value-type="float">
            <text:p>4.79351406294785E-20</text:p>
          </table:table-cell>
          <table:table-cell table:formula="of:=[.D12]+[.E12]*2" office:value-type="float" office:value="0.000000224414476190476" calcext:value-type="float">
            <text:p>2.24414476190476E-07</text:p>
          </table:table-cell>
          <table:table-cell table:style-name="ce8"/>
          <table:table-cell table:style-name="ce1" table:formula="of:=0.47*[.C12]*[.C12]/[.$C$2]" office:value-type="float" office:value="0.000376510620117187" calcext:value-type="float">
            <text:p>3.77E-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style-name="Default" table:formula="of:=[.$A$2]/[.B13]" office:value-type="float" office:value="0.0205078125" calcext:value-type="float">
            <text:p>0.0205078125</text:p>
          </table:table-cell>
          <table:table-cell table:style-name="Default" table:formula="of:=[.$B$2]*[.$D$2]/[.C13]" office:value-type="float" office:value="0.000000000437881904761905" calcext:value-type="float">
            <text:p>4.37881904761905E-10</text:p>
          </table:table-cell>
          <table:table-cell table:style-name="Default" table:formula="of:=[.$C$2]*[.$D$2]/[.C13]/[.C13]" office:value-type="float" office:value="0.000000448391070476191" calcext:value-type="float">
            <text:p>4.48391070476191E-07</text:p>
          </table:table-cell>
          <table:table-cell table:formula="of:=[.D13]*[.D13]" office:value-type="float" office:value="1.91740562517914E-019" calcext:value-type="float">
            <text:p>1.91740562517914E-19</text:p>
          </table:table-cell>
          <table:table-cell table:formula="of:=[.D13]+[.E13]*2" office:value-type="float" office:value="0.000000897220022857143" calcext:value-type="float">
            <text:p>8.97220022857143E-07</text:p>
          </table:table-cell>
          <table:table-cell table:style-name="ce8"/>
          <table:table-cell table:style-name="ce1" table:formula="of:=0.47*[.C13]*[.C13]/[.$C$2]" office:value-type="float" office:value="0.0000941276550292969" calcext:value-type="float">
            <text:p>9.41E-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style-name="Default" table:formula="of:=[.$A$2]/[.B14]" office:value-type="float" office:value="0.01025390625" calcext:value-type="float">
            <text:p>0.01025390625</text:p>
          </table:table-cell>
          <table:table-cell table:style-name="Default" table:formula="of:=[.$B$2]*[.$D$2]/[.C14]" office:value-type="float" office:value="0.00000000087576380952381" calcext:value-type="float">
            <text:p>8.7576380952381E-10</text:p>
          </table:table-cell>
          <table:table-cell table:style-name="Default" table:formula="of:=[.$C$2]*[.$D$2]/[.C14]/[.C14]" office:value-type="float" office:value="0.00000179356428190476" calcext:value-type="float">
            <text:p>1.79356428190476E-06</text:p>
          </table:table-cell>
          <table:table-cell table:formula="of:=[.D14]*[.D14]" office:value-type="float" office:value="7.66962250071656E-019" calcext:value-type="float">
            <text:p>7.66962250071656E-19</text:p>
          </table:table-cell>
          <table:table-cell table:formula="of:=[.D14]+[.E14]*2" office:value-type="float" office:value="0.00000358800432761905" calcext:value-type="float">
            <text:p>3.58800432761905E-06</text:p>
          </table:table-cell>
          <table:table-cell table:style-name="ce8"/>
          <table:table-cell table:style-name="ce1" table:formula="of:=0.47*[.C14]*[.C14]/[.$C$2]" office:value-type="float" office:value="0.0000235319137573242" calcext:value-type="float">
            <text:p>2.35E-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style-name="Default" table:formula="of:=[.$A$2]/[.B15]" office:value-type="float" office:value="0.005126953125" calcext:value-type="float">
            <text:p>0.005126953125</text:p>
          </table:table-cell>
          <table:table-cell table:style-name="Default" table:formula="of:=[.$B$2]*[.$D$2]/[.C15]" office:value-type="float" office:value="0.00000000175152761904762" calcext:value-type="float">
            <text:p>1.75152761904762E-09</text:p>
          </table:table-cell>
          <table:table-cell table:style-name="Default" table:formula="of:=[.$C$2]*[.$D$2]/[.C15]/[.C15]" office:value-type="float" office:value="0.00000717425712761905" calcext:value-type="float">
            <text:p>7.17425712761905E-06</text:p>
          </table:table-cell>
          <table:table-cell table:formula="of:=[.D15]*[.D15]" office:value-type="float" office:value="3.06784900028662E-018" calcext:value-type="float">
            <text:p>3.06784900028662E-18</text:p>
          </table:table-cell>
          <table:table-cell table:formula="of:=[.D15]+[.E15]*2" office:value-type="float" office:value="0.0000143502657828571" calcext:value-type="float">
            <text:p>1.43502657828571E-05</text:p>
          </table:table-cell>
          <table:table-cell table:style-name="ce8"/>
          <table:table-cell table:style-name="ce1" table:formula="of:=0.47*[.C15]*[.C15]/[.$C$2]" office:value-type="float" office:value="0.00000588297843933106" calcext:value-type="float">
            <text:p>5.88E-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style-name="Default" table:formula="of:=[.$A$2]/[.B16]" office:value-type="float" office:value="0.0025634765625" calcext:value-type="float">
            <text:p>0.0025634765625</text:p>
          </table:table-cell>
          <table:table-cell table:style-name="Default" table:formula="of:=[.$B$2]*[.$D$2]/[.C16]" office:value-type="float" office:value="0.00000000350305523809524" calcext:value-type="float">
            <text:p>3.50305523809524E-09</text:p>
          </table:table-cell>
          <table:table-cell table:style-name="Default" table:formula="of:=[.$C$2]*[.$D$2]/[.C16]/[.C16]" office:value-type="float" office:value="0.0000286970285104762" calcext:value-type="float">
            <text:p>2.86970285104762E-05</text:p>
          </table:table-cell>
          <table:table-cell table:formula="of:=[.D16]*[.D16]" office:value-type="float" office:value="1.22713960011465E-017" calcext:value-type="float">
            <text:p>1.22713960011465E-17</text:p>
          </table:table-cell>
          <table:table-cell table:formula="of:=[.D16]+[.E16]*2" office:value-type="float" office:value="0.0000573975600761905" calcext:value-type="float">
            <text:p>5.73975600761905E-05</text:p>
          </table:table-cell>
          <table:table-cell table:style-name="ce8"/>
          <table:table-cell table:style-name="ce1" table:formula="of:=0.47*[.C16]*[.C16]/[.$C$2]" office:value-type="float" office:value="0.00000147074460983276" calcext:value-type="float">
            <text:p>1.47E-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style-name="Default" table:formula="of:=[.$A$2]/[.B17]" office:value-type="float" office:value="0.00128173828125" calcext:value-type="float">
            <text:p>0.00128173828125</text:p>
          </table:table-cell>
          <table:table-cell table:style-name="Default" table:formula="of:=[.$B$2]*[.$D$2]/[.C17]" office:value-type="float" office:value="0.00000000700611047619048" calcext:value-type="float">
            <text:p>7.00611047619048E-09</text:p>
          </table:table-cell>
          <table:table-cell table:style-name="Default" table:formula="of:=[.$C$2]*[.$D$2]/[.C17]/[.C17]" office:value-type="float" office:value="0.000114788114041905" calcext:value-type="float">
            <text:p>0.000114788114042</text:p>
          </table:table-cell>
          <table:table-cell table:formula="of:=[.D17]*[.D17]" office:value-type="float" office:value="4.90855840045859E-017" calcext:value-type="float">
            <text:p>4.90855840045859E-17</text:p>
          </table:table-cell>
          <table:table-cell table:formula="of:=[.D17]+[.E17]*2" office:value-type="float" office:value="0.000229583234194286" calcext:value-type="float">
            <text:p>0.000229583234194</text:p>
          </table:table-cell>
          <table:table-cell table:style-name="Default"/>
          <table:table-cell table:style-name="ce1" table:formula="of:=0.47*[.C17]*[.C17]/[.$C$2]" office:value-type="float" office:value="0.000000367686152458191" calcext:value-type="float">
            <text:p>3.68E-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style-name="Default" table:formula="of:=[.$A$2]/[.B18]" office:value-type="float" office:value="0.000640869140625" calcext:value-type="float">
            <text:p>0.000640869140625</text:p>
          </table:table-cell>
          <table:table-cell table:style-name="Default" table:formula="of:=[.$B$2]*[.$D$2]/[.C18]" office:value-type="float" office:value="0.000000014012220952381" calcext:value-type="float">
            <text:p>1.4012220952381E-08</text:p>
          </table:table-cell>
          <table:table-cell table:style-name="Default" table:formula="of:=[.$C$2]*[.$D$2]/[.C18]/[.C18]" office:value-type="float" office:value="0.000459152456167619" calcext:value-type="float">
            <text:p>0.000459152456168</text:p>
          </table:table-cell>
          <table:table-cell table:formula="of:=[.D18]*[.D18]" office:value-type="float" office:value="1.96342336018344E-016" calcext:value-type="float">
            <text:p>1.96342336018344E-16</text:p>
          </table:table-cell>
          <table:table-cell table:formula="of:=[.D18]+[.E18]*2" office:value-type="float" office:value="0.00091831892455619" calcext:value-type="float">
            <text:p>0.000918318924556</text:p>
          </table:table-cell>
          <table:table-cell table:style-name="Default"/>
          <table:table-cell table:style-name="ce1" table:formula="of:=0.47*[.C18]*[.C18]/[.$C$2]" office:value-type="float" office:value="0.0000000919215381145477" calcext:value-type="float">
            <text:p>9.19E-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style-name="Default" table:formula="of:=[.$A$2]/[.B19]" office:value-type="float" office:value="0.0003204345703125" calcext:value-type="float">
            <text:p>0.000320434570313</text:p>
          </table:table-cell>
          <table:table-cell table:style-name="Default" table:formula="of:=[.$B$2]*[.$D$2]/[.C19]" office:value-type="float" office:value="0.0000000280244419047619" calcext:value-type="float">
            <text:p>2.80244419047619E-08</text:p>
          </table:table-cell>
          <table:table-cell table:style-name="Default" table:formula="of:=[.$C$2]*[.$D$2]/[.C19]/[.C19]" office:value-type="float" office:value="0.00183660982467048" calcext:value-type="float">
            <text:p>0.00183660982467</text:p>
          </table:table-cell>
          <table:table-cell table:formula="of:=[.D19]*[.D19]" office:value-type="float" office:value="7.85369344073375E-016" calcext:value-type="float">
            <text:p>7.85369344073375E-16</text:p>
          </table:table-cell>
          <table:table-cell table:formula="of:=[.D19]+[.E19]*2" office:value-type="float" office:value="0.00367324767378286" calcext:value-type="float">
            <text:p>0.003673247673783</text:p>
          </table:table-cell>
          <table:table-cell table:style-name="Default"/>
          <table:table-cell table:style-name="ce1" table:formula="of:=0.47*[.C19]*[.C19]/[.$C$2]" office:value-type="float" office:value="0.0000000229803845286369" calcext:value-type="float">
            <text:p>2.30E-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style-name="Default" table:formula="of:=[.$A$2]/[.B20]" office:value-type="float" office:value="0.00016021728515625" calcext:value-type="float">
            <text:p>0.000160217285156</text:p>
          </table:table-cell>
          <table:table-cell table:style-name="Default" table:formula="of:=[.$B$2]*[.$D$2]/[.C20]" office:value-type="float" office:value="0.0000000560488838095238" calcext:value-type="float">
            <text:p>5.60488838095238E-08</text:p>
          </table:table-cell>
          <table:table-cell table:style-name="Default" table:formula="of:=[.$C$2]*[.$D$2]/[.C20]/[.C20]" office:value-type="float" office:value="0.00734643929868191" calcext:value-type="float">
            <text:p>0.007346439298682</text:p>
          </table:table-cell>
          <table:table-cell table:formula="of:=[.D20]*[.D20]" office:value-type="float" office:value="3.1414773762935E-015" calcext:value-type="float">
            <text:p>3.1414773762935E-15</text:p>
          </table:table-cell>
          <table:table-cell table:formula="of:=[.D20]+[.E20]*2" office:value-type="float" office:value="0.0146929346462476" calcext:value-type="float">
            <text:p>0.014692934646248</text:p>
          </table:table-cell>
          <table:table-cell table:style-name="Default"/>
          <table:table-cell table:style-name="ce1" table:formula="of:=0.47*[.C20]*[.C20]/[.$C$2]" office:value-type="float" office:value="0.00000000574509613215923" calcext:value-type="float">
            <text:p>5.75E-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style-name="Default" table:formula="of:=[.$A$2]/[.B21]" office:value-type="float" office:value="0.000080108642578125" calcext:value-type="float">
            <text:p>8.0108642578125E-05</text:p>
          </table:table-cell>
          <table:table-cell table:style-name="Default" table:formula="of:=[.$B$2]*[.$D$2]/[.C21]" office:value-type="float" office:value="0.000000112097767619048" calcext:value-type="float">
            <text:p>1.12097767619048E-07</text:p>
          </table:table-cell>
          <table:table-cell table:style-name="Default" table:formula="of:=[.$C$2]*[.$D$2]/[.C21]/[.C21]" office:value-type="float" office:value="0.0293857571947276" calcext:value-type="float">
            <text:p>0.029385757194728</text:p>
          </table:table-cell>
          <table:table-cell table:formula="of:=[.D21]*[.D21]" office:value-type="float" office:value="0.000000000000012565909505174" calcext:value-type="float">
            <text:p>1.2565909505174E-14</text:p>
          </table:table-cell>
          <table:table-cell table:formula="of:=[.D21]+[.E21]*2" office:value-type="float" office:value="0.0587716264872229" calcext:value-type="float">
            <text:p>0.058771626487223</text:p>
          </table:table-cell>
          <table:table-cell table:style-name="Default"/>
          <table:table-cell table:style-name="ce1" table:formula="of:=0.47*[.C21]*[.C21]/[.$C$2]" office:value-type="float" office:value="0.00000000143627403303981" calcext:value-type="float">
            <text:p>1.44E-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style-name="Default" table:formula="of:=[.$A$2]/[.B22]" office:value-type="float" office:value="0.0000400543212890625" calcext:value-type="float">
            <text:p>4.00543212890625E-05</text:p>
          </table:table-cell>
          <table:table-cell table:style-name="Default" table:formula="of:=[.$B$2]*[.$D$2]/[.C22]" office:value-type="float" office:value="0.000000224195535238095" calcext:value-type="float">
            <text:p>2.24195535238095E-07</text:p>
          </table:table-cell>
          <table:table-cell table:style-name="Default" table:formula="of:=[.$C$2]*[.$D$2]/[.C22]/[.C22]" office:value-type="float" office:value="0.11754302877891" calcext:value-type="float">
            <text:p>0.11754302877891</text:p>
          </table:table-cell>
          <table:table-cell table:formula="of:=[.D22]*[.D22]" office:value-type="float" office:value="0.000000000000050263638020696" calcext:value-type="float">
            <text:p>5.0263638020696E-14</text:p>
          </table:table-cell>
          <table:table-cell table:formula="of:=[.D22]+[.E22]*2" office:value-type="float" office:value="0.235086281753356" calcext:value-type="float">
            <text:p>0.235086281753356</text:p>
          </table:table-cell>
          <table:table-cell table:style-name="Default"/>
          <table:table-cell table:style-name="ce1" table:formula="of:=0.47*[.C22]*[.C22]/[.$C$2]" office:value-type="float" office:value="0.000000000359068508259952" calcext:value-type="float">
            <text:p>3.59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style-name="Default" table:formula="of:=[.$A$2]/[.B23]" office:value-type="float" office:value="0.0000200271606445312" calcext:value-type="float">
            <text:p>2.00271606445312E-05</text:p>
          </table:table-cell>
          <table:table-cell table:style-name="Default" table:formula="of:=[.$B$2]*[.$D$2]/[.C23]" office:value-type="float" office:value="0.000000448391070476191" calcext:value-type="float">
            <text:p>4.48391070476191E-07</text:p>
          </table:table-cell>
          <table:table-cell table:style-name="Default" table:formula="of:=[.$C$2]*[.$D$2]/[.C23]/[.C23]" office:value-type="float" office:value="0.470172115115642" calcext:value-type="float">
            <text:p>0.470172115115642</text:p>
          </table:table-cell>
          <table:table-cell table:formula="of:=[.D23]*[.D23]" office:value-type="float" office:value="0.000000000000201054552082784" calcext:value-type="float">
            <text:p>2.01054552082784E-13</text:p>
          </table:table-cell>
          <table:table-cell table:formula="of:=[.D23]+[.E23]*2" office:value-type="float" office:value="0.940344678622354" calcext:value-type="float">
            <text:p>0.940344678622354</text:p>
          </table:table-cell>
          <table:table-cell table:style-name="Default"/>
          <table:table-cell table:style-name="ce1" table:formula="of:=0.47*[.C23]*[.C23]/[.$C$2]" office:value-type="float" office:value="0.000000000089767127064988" calcext:value-type="float">
            <text:p>8.98E-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ErrThd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1" office:value-type="float" office:value="0.00000001" calcext:value-type="float">
            <text:p>1.00E-08</text:p>
          </table:table-cell>
          <table:table-cell table:style-name="ce7" table:formula="of:=[.C26]*[.B26]/[.D2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755" calcext:value-type="float">
            <text:p>24755</text:p>
          </table:table-cell>
          <table:table-cell office:value-type="float" office:value="32" calcext:value-type="float">
            <text:p>32</text:p>
          </table:table-cell>
          <table:table-cell office:value-type="float" office:value="1.197" calcext:value-type="float">
            <text:p>1.197</text:p>
          </table:table-cell>
          <table:table-cell office:value-type="float" office:value="1.002" calcext:value-type="float">
            <text:p>1.002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35" office:value-type="float" office:value="0.000000035" calcext:value-type="float">
            <text:p>3.50E-08</text:p>
          </table:table-cell>
          <table:table-cell table:style-name="ce7" table:formula="of:=[.C27]*[.B27]/[.D2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518" calcext:value-type="float">
            <text:p>7518</text:p>
          </table:table-cell>
          <table:table-cell office:value-type="float" office:value="16" calcext:value-type="float">
            <text:p>16</text:p>
          </table:table-cell>
          <table:table-cell office:value-type="float" office:value="1.447" calcext:value-type="float">
            <text:p>1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7" table:formula="of:=[.C28]*[.B28]/[.D2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793" calcext:value-type="float">
            <text:p>1793</text:p>
          </table:table-cell>
          <table:table-cell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8" calcext:value-type="float">
            <text:p>1.028</text:p>
          </table:table-cell>
          <table:table-cell office:value-type="float" office:value="1.596" calcext:value-type="float">
            <text:p>1.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office:value-type="float" office:value="0.0000000025" calcext:value-type="float">
            <text:p>2.50E-09</text:p>
          </table:table-cell>
          <table:table-cell table:style-name="ce7" table:formula="of:=[.C29]*[.B29]/[.D2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94922" calcext:value-type="float">
            <text:p>94922</text:p>
          </table:table-cell>
          <table:table-cell office:value-type="float" office:value="64" calcext:value-type="float">
            <text:p>64</text:p>
          </table:table-cell>
          <table:table-cell office:value-type="float" office:value="1.098" calcext:value-type="float">
            <text:p>1.09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0.000002" office:value-type="float" office:value="0.000002" calcext:value-type="float">
            <text:p>2.00E-06</text:p>
          </table:table-cell>
          <table:table-cell table:formula="of:=0.1" office:value-type="float" office:value="0.1" calcext:value-type="float">
            <text:p>1.00E-01</text:p>
          </table:table-cell>
          <table:table-cell table:style-name="ce2" table:formula="of:=0.0000002" office:value-type="float" office:value="0.0000002" calcext:value-type="float">
            <text:p>2.00E-07</text:p>
          </table:table-cell>
          <table:table-cell table:formula="of:=0.0000000006" office:value-type="float" office:value="0.0000000006" calcext:value-type="float">
            <text:p>6.00E-10</text:p>
          </table:table-cell>
          <table:table-cell table:style-name="ce7" table:formula="of:=[.C30]*[.B30]/[.D3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61818" calcext:value-type="float">
            <text:p>361818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0.0002" office:value-type="float" office:value="0.0002" calcext:value-type="float">
            <text:p>2.00E-04</text:p>
          </table:table-cell>
          <table:table-cell table:formula="of:=0.1" office:value-type="float" office:value="0.1" calcext:value-type="float">
            <text:p>1.00E-01</text:p>
          </table:table-cell>
          <table:table-cell office:value-type="float" office:value="0.00002" calcext:value-type="float">
            <text:p>2.00E-05</text:p>
          </table:table-cell>
          <table:table-cell table:formula="of:=0.00000006" office:value-type="float" office:value="0.00000006" calcext:value-type="float">
            <text:p>6.00E-08</text:p>
          </table:table-cell>
          <table:table-cell table:style-name="ce7" table:formula="of:=[.C31]*[.B31]/[.D3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8300" calcext:value-type="float">
            <text:p>248300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larger height, dt better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0.02" office:value-type="float" office:value="0.02" calcext:value-type="float">
            <text:p>2.00E-02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2" office:value-type="float" office:value="0.002" calcext:value-type="float">
            <text:p>2.00E-03</text:p>
          </table:table-cell>
          <table:table-cell table:formula="of:=0.000006" office:value-type="float" office:value="0.000006" calcext:value-type="float">
            <text:p>6.00E-06</text:p>
          </table:table-cell>
          <table:table-cell table:style-name="ce7" table:formula="of:=[.C32]*[.B32]/[.D3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34782" calcext:value-type="float">
            <text:p>134782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2" office:value-type="float" office:value="2" calcext:value-type="float">
            <text:p>2.00E+00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2" office:value-type="float" office:value="0.2" calcext:value-type="float">
            <text:p>2.00E-01</text:p>
          </table:table-cell>
          <table:table-cell table:formula="of:=0.0006" office:value-type="float" office:value="0.0006" calcext:value-type="float">
            <text:p>6.00E-04</text:p>
          </table:table-cell>
          <table:table-cell table:style-name="ce7" table:formula="of:=[.C33]*[.B33]/[.D3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264" calcext:value-type="float">
            <text:p>21264</text:p>
          </table:table-cell>
          <table:table-cell office:value-type="float" office:value="128" calcext:value-type="float">
            <text:p>128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ot bette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0.002" office:value-type="float" office:value="0.002" calcext:value-type="float">
            <text:p>2.0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" office:value-type="float" office:value="0.0002" calcext:value-type="float">
            <text:p>2.00E-04</text:p>
          </table:table-cell>
          <table:table-cell table:formula="of:=0.0000006" office:value-type="float" office:value="0.0000006" calcext:value-type="float">
            <text:p>6.00E-07</text:p>
          </table:table-cell>
          <table:table-cell table:style-name="ce7" table:formula="of:=[.C34]*[.B34]/[.D3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91541" calcext:value-type="float">
            <text:p>191541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1.047" calcext:value-type="float">
            <text:p>1.047</text:p>
          </table:table-cell>
          <table:table-cell table:style-name="ce10" office:value-type="float" office:value="1.0001" calcext:value-type="float">
            <text:p>1.0001</text:p>
          </table:table-cell>
          <table:table-cell table:style-name="ce8" office:value-type="float" office:value="0.38" calcext:value-type="float">
            <text:p>0.38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21" calcext:value-type="float">
            <text:p>2.10E-03</text:p>
          </table:table-cell>
          <table:table-cell office:value-type="float" office:value="0.1" calcext:value-type="float">
            <text:p>1.00E-01</text:p>
          </table:table-cell>
          <table:table-cell table:style-name="ce2" office:value-type="float" office:value="0.00021" calcext:value-type="float">
            <text:p>2.10E-04</text:p>
          </table:table-cell>
          <table:table-cell office:value-type="float" office:value="0.00015" calcext:value-type="float">
            <text:p>1.50E-04</text:p>
          </table:table-cell>
          <table:table-cell table:style-name="ce7" table:formula="of:=[.C35]*[.B35]/[.D3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.835" calcext:value-type="float">
            <text:p>1.835</text:p>
          </table:table-cell>
          <table:table-cell table:style-name="ce10" office:value-type="float" office:value="1.022" calcext:value-type="float">
            <text:p>1.022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35" office:value-type="float" office:value="0.000035" calcext:value-type="float">
            <text:p>3.50E-05</text:p>
          </table:table-cell>
          <table:table-cell table:style-name="ce7" table:formula="of:=[.C36]*[.B36]/[.D3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4464" calcext:value-type="float">
            <text:p>4464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.441" calcext:value-type="float">
            <text:p>1.441</text:p>
          </table:table-cell>
          <table:table-cell table:style-name="ce10" office:value-type="float" office:value="1.012" calcext:value-type="float">
            <text:p>1.012</text:p>
          </table:table-cell>
          <table:table-cell office:value-type="float" office:value="1.164" calcext:value-type="float">
            <text:p>1.1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1" office:value-type="float" office:value="0.00001" calcext:value-type="float">
            <text:p>1.00E-05</text:p>
          </table:table-cell>
          <table:table-cell table:style-name="ce7" table:formula="of:=[.C37]*[.B37]/[.D3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4157" calcext:value-type="float">
            <text:p>14157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1.193" calcext:value-type="float">
            <text:p>1.193</text:p>
          </table:table-cell>
          <table:table-cell table:style-name="ce10" office:value-type="float" office:value="1.002" calcext:value-type="float">
            <text:p>1.00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25" office:value-type="float" office:value="0.0000025" calcext:value-type="float">
            <text:p>2.50E-06</text:p>
          </table:table-cell>
          <table:table-cell table:style-name="ce7" table:formula="of:=[.C38]*[.B38]/[.D3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360" calcext:value-type="float">
            <text:p>52360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1.096" calcext:value-type="float">
            <text:p>1.096</text:p>
          </table:table-cell>
          <table:table-cell table:style-name="ce10" office:value-type="float" office:value="1.00048" calcext:value-type="float">
            <text:p>1.00048</text:p>
          </table:table-cell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7" table:formula="of:=[.C39]*[.B39]/[.D3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36476" calcext:value-type="float">
            <text:p>736476</text:p>
          </table:table-cell>
          <table:table-cell office:value-type="float" office:value="256" calcext:value-type="float">
            <text:p>256</text:p>
          </table:table-cell>
          <table:table-cell table:style-name="ce11" office:value-type="float" office:value="1.025" calcext:value-type="float">
            <text:p>1.025</text:p>
          </table:table-cell>
          <table:table-cell table:style-name="ce11" office:value-type="float" office:value="1.00002" calcext:value-type="float">
            <text:p>1.00002</text:p>
          </table:table-cell>
          <table:table-cell table:style-name="ce11"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" office:value-type="float" office:value="0.021" calcext:value-type="float">
            <text:p>2.10E-02</text:p>
          </table:table-cell>
          <table:table-cell office:value-type="float" office:value="0.000015" calcext:value-type="float">
            <text:p>1.50E-05</text:p>
          </table:table-cell>
          <table:table-cell table:style-name="ce7" table:formula="of:=[.C40]*[.B40]/[.D4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55969" calcext:value-type="float">
            <text:p>255969</text:p>
          </table:table-cell>
          <table:table-cell office:value-type="float" office:value="256" calcext:value-type="float">
            <text:p>25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3" office:value-type="float" office:value="0.21" calcext:value-type="float">
            <text:p>2.10E-01</text:p>
          </table:table-cell>
          <table:table-cell office:value-type="float" office:value="0.00015" calcext:value-type="float">
            <text:p>1.50E-04</text:p>
          </table:table-cell>
          <table:table-cell table:style-name="ce7" table:formula="of:=[.C41]*[.B41]/[.D4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813" calcext:value-type="float">
            <text:p>21813</text:p>
          </table:table-cell>
          <table:table-cell office:value-type="float" office:value="256" calcext:value-type="float">
            <text:p>256</text:p>
          </table:table-cell>
          <table:table-cell office:value-type="float" office:value="1.015" calcext:value-type="float">
            <text:p>1.01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15" calcext:value-type="float">
            <text:p>1.50E-03</text:p>
          </table:table-cell>
          <table:table-cell table:style-name="ce7" table:formula="of:=[.C42]*[.B42]/[.D4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721" calcext:value-type="float">
            <text:p>3721</text:p>
          </table:table-cell>
          <table:table-cell office:value-type="float" office:value="256" calcext:value-type="float">
            <text:p>256</text:p>
          </table:table-cell>
          <table:table-cell table:style-name="ce10" office:value-type="float" office:value="1.0027" calcext:value-type="float">
            <text:p>1.0027</text:p>
          </table:table-cell>
          <table:table-cell table:style-name="ce10" office:value-type="float" office:value="0.9945" calcext:value-type="float">
            <text:p>0.9945</text:p>
          </table:table-cell>
          <table:table-cell table:style-name="ce8" office:value-type="float" office:value="0.121" calcext:value-type="float">
            <text:p>0.121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4" calcext:value-type="float">
            <text:p>4.00E-04</text:p>
          </table:table-cell>
          <table:table-cell table:style-name="ce7" table:formula="of:=[.C43]*[.B43]/[.D4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392" calcext:value-type="float">
            <text:p>2392</text:p>
          </table:table-cell>
          <table:table-cell office:value-type="float" office:value="512" calcext:value-type="float">
            <text:p>512</text:p>
          </table:table-cell>
          <table:table-cell table:style-name="ce10" office:value-type="float" office:value="0.9988" calcext:value-type="float">
            <text:p>0.9988</text:p>
          </table:table-cell>
          <table:table-cell table:style-name="ce10" office:value-type="float" office:value="1.0011" calcext:value-type="float">
            <text:p>1.0011</text:p>
          </table:table-cell>
          <table:table-cell table:style-name="ce12" office:value-type="float" office:value="0.02869" calcext:value-type="float">
            <text:p>2.87E-02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4" office:value-type="float" office:value="0.21" calcext:value-type="float">
            <text:p>2.10E-01</text:p>
          </table:table-cell>
          <table:table-cell office:value-type="float" office:value="0.00004" calcext:value-type="float">
            <text:p>4.00E-05</text:p>
          </table:table-cell>
          <table:table-cell table:style-name="ce7" table:formula="of:=[.C44]*[.B44]/[.D4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031" calcext:value-type="float">
            <text:p>52031</text:p>
          </table:table-cell>
          <table:table-cell office:value-type="float" office:value="512" calcext:value-type="float">
            <text:p>512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3" office:value-type="float" office:value="0.021" calcext:value-type="float">
            <text:p>2.10E-02</text:p>
          </table:table-cell>
          <table:table-cell office:value-type="float" office:value="0.000004" calcext:value-type="float">
            <text:p>4.00E-06</text:p>
          </table:table-cell>
          <table:table-cell table:style-name="ce7" table:formula="of:=[.C45]*[.B45]/[.D4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662624" calcext:value-type="float">
            <text:p>662624</text:p>
          </table:table-cell>
          <table:table-cell office:value-type="float" office:value="512" calcext:value-type="float">
            <text:p>512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21" office:value-type="float" office:value="21" calcext:value-type="float">
            <text:p>2.10E+01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2.1" office:value-type="float" office:value="2.1" calcext:value-type="float">
            <text:p>2.10E+00</text:p>
          </table:table-cell>
          <table:table-cell office:value-type="float" office:value="0.0001" calcext:value-type="float">
            <text:p>1.00E-04</text:p>
          </table:table-cell>
          <table:table-cell table:style-name="ce7" table:formula="of:=[.C46]*[.B46]/[.D4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.00017" calcext:value-type="float">
            <text:p>1.00017</text:p>
          </table:table-cell>
          <table:table-cell table:style-name="ce1" office:value-type="float" office:value="0.0007" calcext:value-type="float">
            <text:p>7.00E-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25" calcext:value-type="float">
            <text:p>2.50E-05</text:p>
          </table:table-cell>
          <table:table-cell table:style-name="ce7" table:formula="of:=[.C47]*[.B47]/[.D4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8" calcext:value-type="float">
            <text:p>18</text:p>
          </table:table-cell>
          <table:table-cell office:value-type="float" office:value="2048" calcext:value-type="float">
            <text:p>2048</text:p>
          </table:table-cell>
          <table:table-cell office:value-type="float" office:value="0.9999897" calcext:value-type="float">
            <text:p>0.9999897</text:p>
          </table:table-cell>
          <table:table-cell office:value-type="float" office:value="1.00000998" calcext:value-type="float">
            <text:p>1.00000998</text:p>
          </table:table-cell>
          <table:table-cell table:style-name="ce1" office:value-type="float" office:value="0.0000083" calcext:value-type="float">
            <text:p>8.30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250000" calcext:value-type="float">
            <text:p>2.50E+05</text:p>
          </table:table-cell>
          <table:table-cell table:style-name="ce7" table:formula="of:=[.C48]*[.B48]/[.D4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304425" calcext:value-type="float">
            <text:p>304425</text:p>
          </table:table-cell>
          <table:table-cell office:value-type="float" office:value="2048" calcext:value-type="float">
            <text:p>204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9989" calcext:value-type="float">
            <text:p>0.9989</text:p>
          </table:table-cell>
          <table:table-cell table:style-name="ce1" office:value-type="float" office:value="0.051" calcext:value-type="float">
            <text:p>5.10E-02</text:p>
          </table:table-cell>
          <table:table-cell office:value-type="string" calcext:value-type="string">
            <text:p>DiscL2 10^4 larger, 10^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7" table:formula="of:=[.C49]*[.B49]/[.D4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tiny</text:p>
          </table:table-cell>
          <table:table-cell table:style-name="ce1"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7" table:formula="of:=[.C50]*[.B50]/[.D5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286201" calcext:value-type="float">
            <text:p>286201</text:p>
          </table:table-cell>
          <table:table-cell office:value-type="float" office:value="4096" calcext:value-type="float">
            <text:p>409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1.000086" calcext:value-type="float">
            <text:p>1.000086</text:p>
          </table:table-cell>
          <table:table-cell table:style-name="ce1" office:value-type="float" office:value="0.015" calcext:value-type="float">
            <text:p>1.50E-02</text:p>
          </table:table-cell>
          <table:table-cell office:value-type="string" calcext:value-type="string">
            <text:p>10^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7" table:formula="of:=[.C51]*[.B51]/[.D5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string" calcext:value-type="string">
            <text:p>tiny</text:p>
          </table:table-cell>
          <table:table-cell table:style-name="ce1" office:value-type="float" office:value="0.000000027" calcext:value-type="float">
            <text:p>2.70E-08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2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7" table:formula="of:=[.C52]*[.B52]/[.D5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72132" calcext:value-type="float">
            <text:p>72132</text:p>
          </table:table-cell>
          <table:table-cell office:value-type="float" office:value="8192" calcext:value-type="float">
            <text:p>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0039" calcext:value-type="float">
            <text:p>1.000039</text:p>
          </table:table-cell>
          <table:table-cell table:style-name="ce1" office:value-type="float" office:value="0.00094" calcext:value-type="float">
            <text:p>9.40E-04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</table:table>
      <table:table table:name="pe=1000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32" calcext:value-type="float">
            <text:p>3.20E+01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5" table:formula="of:=[.B2]*[.A2]/[.E2]" office:value-type="float" office:value="0.0032" calcext:value-type="float">
            <text:p>3.20E-03</text:p>
          </table:table-cell>
          <table:table-cell table:style-name="ce1" office:value-type="float" office:value="0.000000552" calcext:value-type="float">
            <text:p>5.52E-07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4" calcext:value-type="float">
            <text:p>4</text:p>
          </table:table-cell>
          <table:table-cell table:formula="of:=[.$B$2]*[.$D$2]/[.C6]" office:value-type="float" office:value="0.0000000138" calcext:value-type="float">
            <text:p>1.38E-08</text:p>
          </table:table-cell>
          <table:table-cell table:formula="of:=[.$C$2]*[.$D$2]/[.C6]/[.C6]" office:value-type="float" office:value="0.0000000001104" calcext:value-type="float">
            <text:p>1.104E-10</text:p>
          </table:table-cell>
          <table:table-cell table:formula="of:=[.D6]*[.D6]" office:value-type="float" office:value="1.9044E-016" calcext:value-type="float">
            <text:p>1.9044E-16</text:p>
          </table:table-cell>
          <table:table-cell table:formula="of:=[.D6]+[.E6]*2" office:value-type="float" office:value="0.0000000140208" calcext:value-type="float">
            <text:p>1.40208E-08</text:p>
          </table:table-cell>
          <table:table-cell table:style-name="ce8"/>
          <table:table-cell table:formula="of:=0.95/([.$B$2]/[.C6] + 2*[.$C$2]/[.C6]/[.C6])" office:value-type="float" office:value="37.4015748031496" calcext:value-type="float">
            <text:p>3.74E+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2" calcext:value-type="float">
            <text:p>2</text:p>
          </table:table-cell>
          <table:table-cell table:formula="of:=[.$B$2]*[.$D$2]/[.C7]" office:value-type="float" office:value="0.0000000276" calcext:value-type="float">
            <text:p>2.76E-08</text:p>
          </table:table-cell>
          <table:table-cell table:formula="of:=[.$C$2]*[.$D$2]/[.C7]/[.C7]" office:value-type="float" office:value="0.0000000004416" calcext:value-type="float">
            <text:p>4.416E-10</text:p>
          </table:table-cell>
          <table:table-cell table:formula="of:=[.D7]*[.D7]" office:value-type="float" office:value="7.6176E-016" calcext:value-type="float">
            <text:p>7.6176E-16</text:p>
          </table:table-cell>
          <table:table-cell table:formula="of:=[.D7]+[.E7]*2" office:value-type="float" office:value="0.0000000284832" calcext:value-type="float">
            <text:p>2.84832E-08</text:p>
          </table:table-cell>
          <table:table-cell/>
          <table:table-cell table:formula="of:=0.95/([.$B$2]/[.C7] + 2*[.$C$2]/[.C7]/[.C7])" office:value-type="float" office:value="18.4108527131783" calcext:value-type="float">
            <text:p>1.84E+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1" calcext:value-type="float">
            <text:p>1</text:p>
          </table:table-cell>
          <table:table-cell table:formula="of:=[.$B$2]*[.$D$2]/[.C8]" office:value-type="float" office:value="0.0000000552" calcext:value-type="float">
            <text:p>5.52E-08</text:p>
          </table:table-cell>
          <table:table-cell table:formula="of:=[.$C$2]*[.$D$2]/[.C8]/[.C8]" office:value-type="float" office:value="0.0000000017664" calcext:value-type="float">
            <text:p>1.7664E-09</text:p>
          </table:table-cell>
          <table:table-cell table:formula="of:=[.D8]*[.D8]" office:value-type="float" office:value="3.04704E-015" calcext:value-type="float">
            <text:p>3.04704E-15</text:p>
          </table:table-cell>
          <table:table-cell table:formula="of:=[.D8]+[.E8]*2" office:value-type="float" office:value="0.0000000587328" calcext:value-type="float">
            <text:p>5.87328E-08</text:p>
          </table:table-cell>
          <table:table-cell/>
          <table:table-cell table:formula="of:=0.95/([.$B$2]/[.C8] + 2*[.$C$2]/[.C8]/[.C8])" office:value-type="float" office:value="8.92857142857143" calcext:value-type="float">
            <text:p>8.93E+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0.5" calcext:value-type="float">
            <text:p>0.5</text:p>
          </table:table-cell>
          <table:table-cell table:formula="of:=[.$B$2]*[.$D$2]/[.C9]" office:value-type="float" office:value="0.0000001104" calcext:value-type="float">
            <text:p>1.104E-07</text:p>
          </table:table-cell>
          <table:table-cell table:formula="of:=[.$C$2]*[.$D$2]/[.C9]/[.C9]" office:value-type="float" office:value="0.0000000070656" calcext:value-type="float">
            <text:p>7.0656E-09</text:p>
          </table:table-cell>
          <table:table-cell table:formula="of:=[.D9]*[.D9]" office:value-type="float" office:value="0.00000000000001218816" calcext:value-type="float">
            <text:p>1.218816E-14</text:p>
          </table:table-cell>
          <table:table-cell table:formula="of:=[.D9]+[.E9]*2" office:value-type="float" office:value="0.0000001245312" calcext:value-type="float">
            <text:p>1.245312E-07</text:p>
          </table:table-cell>
          <table:table-cell/>
          <table:table-cell table:formula="of:=0.95/([.$B$2]/[.C9] + 2*[.$C$2]/[.C9]/[.C9])" office:value-type="float" office:value="4.21099290780142" calcext:value-type="float">
            <text:p>4.21E+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0.25" calcext:value-type="float">
            <text:p>0.25</text:p>
          </table:table-cell>
          <table:table-cell table:formula="of:=[.$B$2]*[.$D$2]/[.C10]" office:value-type="float" office:value="0.0000002208" calcext:value-type="float">
            <text:p>2.208E-07</text:p>
          </table:table-cell>
          <table:table-cell table:formula="of:=[.$C$2]*[.$D$2]/[.C10]/[.C10]" office:value-type="float" office:value="0.0000000282624" calcext:value-type="float">
            <text:p>2.82624E-08</text:p>
          </table:table-cell>
          <table:table-cell table:formula="of:=[.D10]*[.D10]" office:value-type="float" office:value="0.00000000000004875264" calcext:value-type="float">
            <text:p>4.875264E-14</text:p>
          </table:table-cell>
          <table:table-cell table:formula="of:=[.D10]+[.E10]*2" office:value-type="float" office:value="0.0000002773248" calcext:value-type="float">
            <text:p>2.773248E-07</text:p>
          </table:table-cell>
          <table:table-cell table:style-name="ce8"/>
          <table:table-cell table:formula="of:=0.95/([.$B$2]/[.C10] + 2*[.$C$2]/[.C10]/[.C10])" office:value-type="float" office:value="1.89092356687898" calcext:value-type="float">
            <text:p>1.89E+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0.125" calcext:value-type="float">
            <text:p>0.125</text:p>
          </table:table-cell>
          <table:table-cell table:formula="of:=[.$B$2]*[.$D$2]/[.C11]" office:value-type="float" office:value="0.0000004416" calcext:value-type="float">
            <text:p>4.416E-07</text:p>
          </table:table-cell>
          <table:table-cell table:formula="of:=[.$C$2]*[.$D$2]/[.C11]/[.C11]" office:value-type="float" office:value="0.0000001130496" calcext:value-type="float">
            <text:p>1.130496E-07</text:p>
          </table:table-cell>
          <table:table-cell table:formula="of:=[.D11]*[.D11]" office:value-type="float" office:value="0.00000000000019501056" calcext:value-type="float">
            <text:p>1.9501056E-13</text:p>
          </table:table-cell>
          <table:table-cell table:formula="of:=[.D11]+[.E11]*2" office:value-type="float" office:value="0.0000006676992" calcext:value-type="float">
            <text:p>6.676992E-07</text:p>
          </table:table-cell>
          <table:table-cell table:style-name="ce9"/>
          <table:table-cell table:formula="of:=0.95/([.$B$2]/[.C11] + 2*[.$C$2]/[.C11]/[.C11])" office:value-type="float" office:value="0.785383597883598" calcext:value-type="float">
            <text:p>7.85E-0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0.0625" calcext:value-type="float">
            <text:p>0.0625</text:p>
          </table:table-cell>
          <table:table-cell table:formula="of:=[.$B$2]*[.$D$2]/[.C12]" office:value-type="float" office:value="0.0000008832" calcext:value-type="float">
            <text:p>8.832E-07</text:p>
          </table:table-cell>
          <table:table-cell table:formula="of:=[.$C$2]*[.$D$2]/[.C12]/[.C12]" office:value-type="float" office:value="0.0000004521984" calcext:value-type="float">
            <text:p>4.521984E-07</text:p>
          </table:table-cell>
          <table:table-cell table:formula="of:=[.D12]*[.D12]" office:value-type="float" office:value="0.00000000000078004224" calcext:value-type="float">
            <text:p>7.8004224E-13</text:p>
          </table:table-cell>
          <table:table-cell table:formula="of:=[.D12]+[.E12]*2" office:value-type="float" office:value="0.0000017875968" calcext:value-type="float">
            <text:p>1.7875968E-06</text:p>
          </table:table-cell>
          <table:table-cell table:style-name="ce8"/>
          <table:table-cell table:formula="of:=0.95/([.$B$2]/[.C12] + 2*[.$C$2]/[.C12]/[.C12])" office:value-type="float" office:value="0.293354743083004" calcext:value-type="float">
            <text:p>2.93E-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0.03125" calcext:value-type="float">
            <text:p>0.03125</text:p>
          </table:table-cell>
          <table:table-cell table:formula="of:=[.$B$2]*[.$D$2]/[.C13]" office:value-type="float" office:value="0.0000017664" calcext:value-type="float">
            <text:p>1.7664E-06</text:p>
          </table:table-cell>
          <table:table-cell table:formula="of:=[.$C$2]*[.$D$2]/[.C13]/[.C13]" office:value-type="float" office:value="0.0000018087936" calcext:value-type="float">
            <text:p>1.8087936E-06</text:p>
          </table:table-cell>
          <table:table-cell table:formula="of:=[.D13]*[.D13]" office:value-type="float" office:value="0.00000000000312016896" calcext:value-type="float">
            <text:p>3.12016896E-12</text:p>
          </table:table-cell>
          <table:table-cell table:formula="of:=[.D13]+[.E13]*2" office:value-type="float" office:value="0.0000053839872" calcext:value-type="float">
            <text:p>5.3839872E-06</text:p>
          </table:table-cell>
          <table:table-cell table:style-name="ce8"/>
          <table:table-cell table:formula="of:=0.95/([.$B$2]/[.C13] + 2*[.$C$2]/[.C13]/[.C13])" office:value-type="float" office:value="0.0973999343832021" calcext:value-type="float">
            <text:p>9.74E-0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0.015625" calcext:value-type="float">
            <text:p>0.015625</text:p>
          </table:table-cell>
          <table:table-cell table:formula="of:=[.$B$2]*[.$D$2]/[.C14]" office:value-type="float" office:value="0.0000035328" calcext:value-type="float">
            <text:p>3.5328E-06</text:p>
          </table:table-cell>
          <table:table-cell table:formula="of:=[.$C$2]*[.$D$2]/[.C14]/[.C14]" office:value-type="float" office:value="0.0000072351744" calcext:value-type="float">
            <text:p>7.2351744E-06</text:p>
          </table:table-cell>
          <table:table-cell table:formula="of:=[.D14]*[.D14]" office:value-type="float" office:value="0.00000000001248067584" calcext:value-type="float">
            <text:p>1.248067584E-11</text:p>
          </table:table-cell>
          <table:table-cell table:formula="of:=[.D14]+[.E14]*2" office:value-type="float" office:value="0.0000180031488" calcext:value-type="float">
            <text:p>1.80031488E-05</text:p>
          </table:table-cell>
          <table:table-cell table:style-name="ce8"/>
          <table:table-cell table:formula="of:=0.95/([.$B$2]/[.C14] + 2*[.$C$2]/[.C14]/[.C14])" office:value-type="float" office:value="0.029128237833595" calcext:value-type="float">
            <text:p>2.91E-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0078125" calcext:value-type="float">
            <text:p>0.0078125</text:p>
          </table:table-cell>
          <table:table-cell table:formula="of:=[.$B$2]*[.$D$2]/[.C15]" office:value-type="float" office:value="0.0000070656" calcext:value-type="float">
            <text:p>7.0656E-06</text:p>
          </table:table-cell>
          <table:table-cell table:formula="of:=[.$C$2]*[.$D$2]/[.C15]/[.C15]" office:value-type="float" office:value="0.0000289406976" calcext:value-type="float">
            <text:p>2.89406976E-05</text:p>
          </table:table-cell>
          <table:table-cell table:formula="of:=[.D15]*[.D15]" office:value-type="float" office:value="0.00000000004992270336" calcext:value-type="float">
            <text:p>4.992270336E-11</text:p>
          </table:table-cell>
          <table:table-cell table:formula="of:=[.D15]+[.E15]*2" office:value-type="float" office:value="0.0000649469952" calcext:value-type="float">
            <text:p>6.49469952E-05</text:p>
          </table:table-cell>
          <table:table-cell table:style-name="ce8"/>
          <table:table-cell table:formula="of:=0.95/([.$B$2]/[.C15] + 2*[.$C$2]/[.C15]/[.C15])" office:value-type="float" office:value="0.00807427654482158" calcext:value-type="float">
            <text:p>8.07E-0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00390625" calcext:value-type="float">
            <text:p>0.00390625</text:p>
          </table:table-cell>
          <table:table-cell table:formula="of:=[.$B$2]*[.$D$2]/[.C16]" office:value-type="float" office:value="0.0000141312" calcext:value-type="float">
            <text:p>1.41312E-05</text:p>
          </table:table-cell>
          <table:table-cell table:formula="of:=[.$C$2]*[.$D$2]/[.C16]/[.C16]" office:value-type="float" office:value="0.0001157627904" calcext:value-type="float">
            <text:p>0.0001157627904</text:p>
          </table:table-cell>
          <table:table-cell table:formula="of:=[.D16]*[.D16]" office:value-type="float" office:value="0.00000000019969081344" calcext:value-type="float">
            <text:p>1.9969081344E-10</text:p>
          </table:table-cell>
          <table:table-cell table:formula="of:=[.D16]+[.E16]*2" office:value-type="float" office:value="0.0002456567808" calcext:value-type="float">
            <text:p>0.0002456567808</text:p>
          </table:table-cell>
          <table:table-cell table:style-name="ce8"/>
          <table:table-cell table:formula="of:=0.95/([.$B$2]/[.C16] + 2*[.$C$2]/[.C16]/[.C16])" office:value-type="float" office:value="0.0021346856304648" calcext:value-type="float">
            <text:p>2.13E-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001953125" calcext:value-type="float">
            <text:p>0.001953125</text:p>
          </table:table-cell>
          <table:table-cell table:formula="of:=[.$B$2]*[.$D$2]/[.C17]" office:value-type="float" office:value="0.0000282624" calcext:value-type="float">
            <text:p>2.82624E-05</text:p>
          </table:table-cell>
          <table:table-cell table:formula="of:=[.$C$2]*[.$D$2]/[.C17]/[.C17]" office:value-type="float" office:value="0.0004630511616" calcext:value-type="float">
            <text:p>0.0004630511616</text:p>
          </table:table-cell>
          <table:table-cell table:formula="of:=[.D17]*[.D17]" office:value-type="float" office:value="0.00000000079876325376" calcext:value-type="float">
            <text:p>7.9876325376E-10</text:p>
          </table:table-cell>
          <table:table-cell table:formula="of:=[.D17]+[.E17]*2" office:value-type="float" office:value="0.0009543647232" calcext:value-type="float">
            <text:p>0.0009543647232</text:p>
          </table:table-cell>
          <table:table-cell/>
          <table:table-cell table:formula="of:=0.95/([.$B$2]/[.C17] + 2*[.$C$2]/[.C17]/[.C17])" office:value-type="float" office:value="0.000549475464937219" calcext:value-type="float">
            <text:p>5.49E-0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009765625" calcext:value-type="float">
            <text:p>0.0009765625</text:p>
          </table:table-cell>
          <table:table-cell table:formula="of:=[.$B$2]*[.$D$2]/[.C18]" office:value-type="float" office:value="0.0000565248" calcext:value-type="float">
            <text:p>5.65248E-05</text:p>
          </table:table-cell>
          <table:table-cell table:formula="of:=[.$C$2]*[.$D$2]/[.C18]/[.C18]" office:value-type="float" office:value="0.0018522046464" calcext:value-type="float">
            <text:p>0.0018522046464</text:p>
          </table:table-cell>
          <table:table-cell table:formula="of:=[.D18]*[.D18]" office:value-type="float" office:value="0.00000000319505301504" calcext:value-type="float">
            <text:p>3.19505301504E-09</text:p>
          </table:table-cell>
          <table:table-cell table:formula="of:=[.D18]+[.E18]*2" office:value-type="float" office:value="0.0037609340928" calcext:value-type="float">
            <text:p>0.0037609340928</text:p>
          </table:table-cell>
          <table:table-cell/>
          <table:table-cell table:formula="of:=0.95/([.$B$2]/[.C18] + 2*[.$C$2]/[.C18]/[.C18])" office:value-type="float" office:value="0.000139433445803775" calcext:value-type="float">
            <text:p>1.39E-0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0048828125" calcext:value-type="float">
            <text:p>0.00048828125</text:p>
          </table:table-cell>
          <table:table-cell table:formula="of:=[.$B$2]*[.$D$2]/[.C19]" office:value-type="float" office:value="0.0001130496" calcext:value-type="float">
            <text:p>0.0001130496</text:p>
          </table:table-cell>
          <table:table-cell table:formula="of:=[.$C$2]*[.$D$2]/[.C19]/[.C19]" office:value-type="float" office:value="0.0074088185856" calcext:value-type="float">
            <text:p>0.0074088185856</text:p>
          </table:table-cell>
          <table:table-cell table:formula="of:=[.D19]*[.D19]" office:value-type="float" office:value="0.00000001278021206016" calcext:value-type="float">
            <text:p>1.278021206016E-08</text:p>
          </table:table-cell>
          <table:table-cell table:formula="of:=[.D19]+[.E19]*2" office:value-type="float" office:value="0.0149306867712" calcext:value-type="float">
            <text:p>0.0149306867712</text:p>
          </table:table-cell>
          <table:table-cell/>
          <table:table-cell table:formula="of:=0.95/([.$B$2]/[.C19] + 2*[.$C$2]/[.C19]/[.C19])" office:value-type="float" office:value="0.0000351222959824944" calcext:value-type="float">
            <text:p>3.51E-0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00244140625" calcext:value-type="float">
            <text:p>0.000244140625</text:p>
          </table:table-cell>
          <table:table-cell table:formula="of:=[.$B$2]*[.$D$2]/[.C20]" office:value-type="float" office:value="0.0002260992" calcext:value-type="float">
            <text:p>0.0002260992</text:p>
          </table:table-cell>
          <table:table-cell table:formula="of:=[.$C$2]*[.$D$2]/[.C20]/[.C20]" office:value-type="float" office:value="0.0296352743424" calcext:value-type="float">
            <text:p>0.0296352743424</text:p>
          </table:table-cell>
          <table:table-cell table:formula="of:=[.D20]*[.D20]" office:value-type="float" office:value="0.00000005112084824064" calcext:value-type="float">
            <text:p>5.112084824064E-08</text:p>
          </table:table-cell>
          <table:table-cell table:formula="of:=[.D20]+[.E20]*2" office:value-type="float" office:value="0.0594966478848" calcext:value-type="float">
            <text:p>0.0594966478848</text:p>
          </table:table-cell>
          <table:table-cell/>
          <table:table-cell table:formula="of:=0.95/([.$B$2]/[.C20] + 2*[.$C$2]/[.C20]/[.C20])" office:value-type="float" office:value="0.00000881394193863436" calcext:value-type="float">
            <text:p>8.81E-0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01220703125" calcext:value-type="float">
            <text:p>0.0001220703125</text:p>
          </table:table-cell>
          <table:table-cell table:formula="of:=[.$B$2]*[.$D$2]/[.C21]" office:value-type="float" office:value="0.0004521984" calcext:value-type="float">
            <text:p>0.0004521984</text:p>
          </table:table-cell>
          <table:table-cell table:formula="of:=[.$C$2]*[.$D$2]/[.C21]/[.C21]" office:value-type="float" office:value="0.1185410973696" calcext:value-type="float">
            <text:p>0.1185410973696</text:p>
          </table:table-cell>
          <table:table-cell table:formula="of:=[.D21]*[.D21]" office:value-type="float" office:value="0.00000020448339296256" calcext:value-type="float">
            <text:p>2.0448339296256E-07</text:p>
          </table:table-cell>
          <table:table-cell table:formula="of:=[.D21]+[.E21]*2" office:value-type="float" office:value="0.2375343931392" calcext:value-type="float">
            <text:p>0.2375343931392</text:p>
          </table:table-cell>
          <table:table-cell/>
          <table:table-cell table:formula="of:=0.95/([.$B$2]/[.C21] + 2*[.$C$2]/[.C21]/[.C21])" office:value-type="float" office:value="0.00000220768029871233" calcext:value-type="float">
            <text:p>2.21E-0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006103515625" calcext:value-type="float">
            <text:p>6.103515625E-05</text:p>
          </table:table-cell>
          <table:table-cell table:formula="of:=[.$B$2]*[.$D$2]/[.C22]" office:value-type="float" office:value="0.0009043968" calcext:value-type="float">
            <text:p>0.0009043968</text:p>
          </table:table-cell>
          <table:table-cell table:formula="of:=[.$C$2]*[.$D$2]/[.C22]/[.C22]" office:value-type="float" office:value="0.4741643894784" calcext:value-type="float">
            <text:p>0.4741643894784</text:p>
          </table:table-cell>
          <table:table-cell table:formula="of:=[.D22]*[.D22]" office:value-type="float" office:value="0.00000081793357185024" calcext:value-type="float">
            <text:p>8.1793357185024E-07</text:p>
          </table:table-cell>
          <table:table-cell table:formula="of:=[.D22]+[.E22]*2" office:value-type="float" office:value="0.9492331757568" calcext:value-type="float">
            <text:p>0.9492331757568</text:p>
          </table:table-cell>
          <table:table-cell/>
          <table:table-cell table:formula="of:=0.95/([.$B$2]/[.C22] + 2*[.$C$2]/[.C22]/[.C22])" office:value-type="float" office:value="0.000000552445925187885" calcext:value-type="float">
            <text:p>5.52E-0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0030517578125" calcext:value-type="float">
            <text:p>3.0517578125E-05</text:p>
          </table:table-cell>
          <table:table-cell table:formula="of:=[.$B$2]*[.$D$2]/[.C23]" office:value-type="float" office:value="0.0018087936" calcext:value-type="float">
            <text:p>0.0018087936</text:p>
          </table:table-cell>
          <table:table-cell table:formula="of:=[.$C$2]*[.$D$2]/[.C23]/[.C23]" office:value-type="float" office:value="1.8966575579136" calcext:value-type="float">
            <text:p>1.8966575579136</text:p>
          </table:table-cell>
          <table:table-cell table:formula="of:=[.D23]*[.D23]" office:value-type="float" office:value="0.00000327173428740096" calcext:value-type="float">
            <text:p>3.27173428740096E-06</text:p>
          </table:table-cell>
          <table:table-cell table:formula="of:=[.D23]+[.E23]*2" office:value-type="float" office:value="3.7951239094272" calcext:value-type="float">
            <text:p>3.7951239094272</text:p>
          </table:table-cell>
          <table:table-cell/>
          <table:table-cell table:formula="of:=0.95/([.$B$2]/[.C23] + 2*[.$C$2]/[.C23]/[.C23])" office:value-type="float" office:value="0.00000013817730659528" calcext:value-type="float">
            <text:p>1.38E-07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Thd</text:p>
          </table:table-cell>
          <table:table-cell table:style-name="Default"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</table:table>
      <table:table table:name="pe=0.00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3200000" calcext:value-type="float">
            <text:p>3.20E+06</text:p>
          </table:table-cell>
          <table:table-cell table:style-name="ce1" office:value-type="float" office:value="1" calcext:value-type="float">
            <text:p>1.00E+00</text:p>
          </table:table-cell>
          <table:table-cell table:style-name="ce5" table:formula="of:=[.B2]*[.A2]/[.E2]" office:value-type="float" office:value="3200000000" calcext:value-type="float">
            <text:p>3.20E+09</text:p>
          </table:table-cell>
          <table:table-cell table:style-name="ce1" office:value-type="float" office:value="0.75" calcext:value-type="float">
            <text:p>7.50E-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400000" calcext:value-type="float">
            <text:p>400000</text:p>
          </table:table-cell>
          <table:table-cell table:formula="of:=[.$B$2]*[.$D$2]/[.C6]" office:value-type="float" office:value="0.000001875" calcext:value-type="float">
            <text:p>1.875E-06</text:p>
          </table:table-cell>
          <table:table-cell table:formula="of:=[.$C$2]*[.$D$2]/[.C6]/[.C6]" office:value-type="float" office:value="0.015" calcext:value-type="float">
            <text:p>0.015</text:p>
          </table:table-cell>
          <table:table-cell table:formula="of:=[.D6]*[.D6]" office:value-type="float" office:value="0.000000000003515625" calcext:value-type="float">
            <text:p>3.515625E-12</text:p>
          </table:table-cell>
          <table:table-cell table:formula="of:=[.D6]+[.E6]*2" office:value-type="float" office:value="0.030001875" calcext:value-type="float">
            <text:p>0.030001875</text:p>
          </table:table-cell>
          <table:table-cell table:style-name="ce8"/>
          <table:table-cell table:formula="of:=0.3/([.$B$2]/[.C6] + 2*[.$C$2]/[.C6]/[.C6])" office:value-type="float" office:value="7.49953127929504" calcext:value-type="float">
            <text:p>7.50E+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200000" calcext:value-type="float">
            <text:p>200000</text:p>
          </table:table-cell>
          <table:table-cell table:formula="of:=[.$B$2]*[.$D$2]/[.C7]" office:value-type="float" office:value="0.00000375" calcext:value-type="float">
            <text:p>3.75E-06</text:p>
          </table:table-cell>
          <table:table-cell table:formula="of:=[.$C$2]*[.$D$2]/[.C7]/[.C7]" office:value-type="float" office:value="0.06" calcext:value-type="float">
            <text:p>0.06</text:p>
          </table:table-cell>
          <table:table-cell table:formula="of:=[.D7]*[.D7]" office:value-type="float" office:value="0.0000000000140625" calcext:value-type="float">
            <text:p>1.40625E-11</text:p>
          </table:table-cell>
          <table:table-cell table:formula="of:=[.D7]+[.E7]*2" office:value-type="float" office:value="0.12000375" calcext:value-type="float">
            <text:p>0.12000375</text:p>
          </table:table-cell>
          <table:table-cell/>
          <table:table-cell table:formula="of:=0.5/([.$B$2]/[.C7] + 2*[.$C$2]/[.C7]/[.C7])" office:value-type="float" office:value="3.12490234680166" calcext:value-type="float">
            <text:p>3.12E+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100000" calcext:value-type="float">
            <text:p>100000</text:p>
          </table:table-cell>
          <table:table-cell table:formula="of:=[.$B$2]*[.$D$2]/[.C8]" office:value-type="float" office:value="0.0000075" calcext:value-type="float">
            <text:p>7.5E-06</text:p>
          </table:table-cell>
          <table:table-cell table:formula="of:=[.$C$2]*[.$D$2]/[.C8]/[.C8]" office:value-type="float" office:value="0.24" calcext:value-type="float">
            <text:p>0.24</text:p>
          </table:table-cell>
          <table:table-cell table:formula="of:=[.D8]*[.D8]" office:value-type="float" office:value="0.00000000005625" calcext:value-type="float">
            <text:p>5.625E-11</text:p>
          </table:table-cell>
          <table:table-cell table:formula="of:=[.D8]+[.E8]*2" office:value-type="float" office:value="0.4800075" calcext:value-type="float">
            <text:p>0.4800075</text:p>
          </table:table-cell>
          <table:table-cell/>
          <table:table-cell table:formula="of:=0.5/([.$B$2]/[.C8] + 2*[.$C$2]/[.C8]/[.C8])" office:value-type="float" office:value="0.781237793159482" calcext:value-type="float">
            <text:p>7.81E-0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50000" calcext:value-type="float">
            <text:p>50000</text:p>
          </table:table-cell>
          <table:table-cell table:formula="of:=[.$B$2]*[.$D$2]/[.C9]" office:value-type="float" office:value="0.000015" calcext:value-type="float">
            <text:p>1.5E-05</text:p>
          </table:table-cell>
          <table:table-cell table:formula="of:=[.$C$2]*[.$D$2]/[.C9]/[.C9]" office:value-type="float" office:value="0.96" calcext:value-type="float">
            <text:p>0.96</text:p>
          </table:table-cell>
          <table:table-cell table:formula="of:=[.D9]*[.D9]" office:value-type="float" office:value="0.000000000225" calcext:value-type="float">
            <text:p>2.25E-10</text:p>
          </table:table-cell>
          <table:table-cell table:formula="of:=[.D9]+[.E9]*2" office:value-type="float" office:value="1.920015" calcext:value-type="float">
            <text:p>1.920015</text:p>
          </table:table-cell>
          <table:table-cell/>
          <table:table-cell table:formula="of:=0.5/([.$B$2]/[.C9] + 2*[.$C$2]/[.C9]/[.C9])" office:value-type="float" office:value="0.195310974133015" calcext:value-type="float">
            <text:p>1.95E-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25000" calcext:value-type="float">
            <text:p>25000</text:p>
          </table:table-cell>
          <table:table-cell table:formula="of:=[.$B$2]*[.$D$2]/[.C10]" office:value-type="float" office:value="0.00003" calcext:value-type="float">
            <text:p>3E-05</text:p>
          </table:table-cell>
          <table:table-cell table:formula="of:=[.$C$2]*[.$D$2]/[.C10]/[.C10]" office:value-type="float" office:value="3.84" calcext:value-type="float">
            <text:p>3.84</text:p>
          </table:table-cell>
          <table:table-cell table:formula="of:=[.D10]*[.D10]" office:value-type="float" office:value="0.0000000009" calcext:value-type="float">
            <text:p>9E-10</text:p>
          </table:table-cell>
          <table:table-cell table:formula="of:=[.D10]+[.E10]*2" office:value-type="float" office:value="7.68003" calcext:value-type="float">
            <text:p>7.68003</text:p>
          </table:table-cell>
          <table:table-cell table:style-name="ce8"/>
          <table:table-cell table:formula="of:=0.5/([.$B$2]/[.C10] + 2*[.$C$2]/[.C10]/[.C10])" office:value-type="float" office:value="0.0488279342658818" calcext:value-type="float">
            <text:p>4.88E-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12500" calcext:value-type="float">
            <text:p>12500</text:p>
          </table:table-cell>
          <table:table-cell table:formula="of:=[.$B$2]*[.$D$2]/[.C11]" office:value-type="float" office:value="0.00006" calcext:value-type="float">
            <text:p>6E-05</text:p>
          </table:table-cell>
          <table:table-cell table:formula="of:=[.$C$2]*[.$D$2]/[.C11]/[.C11]" office:value-type="float" office:value="15.36" calcext:value-type="float">
            <text:p>15.36</text:p>
          </table:table-cell>
          <table:table-cell table:formula="of:=[.D11]*[.D11]" office:value-type="float" office:value="0.0000000036" calcext:value-type="float">
            <text:p>3.6E-09</text:p>
          </table:table-cell>
          <table:table-cell table:formula="of:=[.D11]+[.E11]*2" office:value-type="float" office:value="30.72006" calcext:value-type="float">
            <text:p>30.72006</text:p>
          </table:table-cell>
          <table:table-cell table:style-name="ce9"/>
          <table:table-cell table:formula="of:=0.5/([.$B$2]/[.C11] + 2*[.$C$2]/[.C11]/[.C11])" office:value-type="float" office:value="0.0122070074081887" calcext:value-type="float">
            <text:p>1.22E-0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6250" calcext:value-type="float">
            <text:p>6250</text:p>
          </table:table-cell>
          <table:table-cell table:formula="of:=[.$B$2]*[.$D$2]/[.C12]" office:value-type="float" office:value="0.00012" calcext:value-type="float">
            <text:p>0.00012</text:p>
          </table:table-cell>
          <table:table-cell table:formula="of:=[.$C$2]*[.$D$2]/[.C12]/[.C12]" office:value-type="float" office:value="61.44" calcext:value-type="float">
            <text:p>61.44</text:p>
          </table:table-cell>
          <table:table-cell table:formula="of:=[.D12]*[.D12]" office:value-type="float" office:value="0.0000000144" calcext:value-type="float">
            <text:p>1.44E-08</text:p>
          </table:table-cell>
          <table:table-cell table:formula="of:=[.D12]+[.E12]*2" office:value-type="float" office:value="122.88012" calcext:value-type="float">
            <text:p>122.88012</text:p>
          </table:table-cell>
          <table:table-cell table:style-name="ce8"/>
          <table:table-cell table:formula="of:=0.5/([.$B$2]/[.C12] + 2*[.$C$2]/[.C12]/[.C12])" office:value-type="float" office:value="0.00305175483227067" calcext:value-type="float">
            <text:p>3.05E-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3125" calcext:value-type="float">
            <text:p>3125</text:p>
          </table:table-cell>
          <table:table-cell table:formula="of:=[.$B$2]*[.$D$2]/[.C13]" office:value-type="float" office:value="0.00024" calcext:value-type="float">
            <text:p>0.00024</text:p>
          </table:table-cell>
          <table:table-cell table:formula="of:=[.$C$2]*[.$D$2]/[.C13]/[.C13]" office:value-type="float" office:value="245.76" calcext:value-type="float">
            <text:p>245.76</text:p>
          </table:table-cell>
          <table:table-cell table:formula="of:=[.D13]*[.D13]" office:value-type="float" office:value="0.0000000576" calcext:value-type="float">
            <text:p>5.76E-08</text:p>
          </table:table-cell>
          <table:table-cell table:formula="of:=[.D13]+[.E13]*2" office:value-type="float" office:value="491.52024" calcext:value-type="float">
            <text:p>491.52024</text:p>
          </table:table-cell>
          <table:table-cell table:style-name="ce8"/>
          <table:table-cell table:formula="of:=0.5/([.$B$2]/[.C13] + 2*[.$C$2]/[.C13]/[.C13])" office:value-type="float" office:value="0.000762939080596152" calcext:value-type="float">
            <text:p>7.63E-0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1562.5" calcext:value-type="float">
            <text:p>1562.5</text:p>
          </table:table-cell>
          <table:table-cell table:formula="of:=[.$B$2]*[.$D$2]/[.C14]" office:value-type="float" office:value="0.00048" calcext:value-type="float">
            <text:p>0.00048</text:p>
          </table:table-cell>
          <table:table-cell table:formula="of:=[.$C$2]*[.$D$2]/[.C14]/[.C14]" office:value-type="float" office:value="983.04" calcext:value-type="float">
            <text:p>983.04</text:p>
          </table:table-cell>
          <table:table-cell table:formula="of:=[.D14]*[.D14]" office:value-type="float" office:value="0.0000002304" calcext:value-type="float">
            <text:p>2.304E-07</text:p>
          </table:table-cell>
          <table:table-cell table:formula="of:=[.D14]+[.E14]*2" office:value-type="float" office:value="1966.08048" calcext:value-type="float">
            <text:p>1966.08048</text:p>
          </table:table-cell>
          <table:table-cell table:style-name="ce8"/>
          <table:table-cell table:formula="of:=0.5/([.$B$2]/[.C14] + 2*[.$C$2]/[.C14]/[.C14])" office:value-type="float" office:value="0.000190734816715133" calcext:value-type="float">
            <text:p>1.91E-0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781.25" calcext:value-type="float">
            <text:p>781.25</text:p>
          </table:table-cell>
          <table:table-cell table:formula="of:=[.$B$2]*[.$D$2]/[.C15]" office:value-type="float" office:value="0.00096" calcext:value-type="float">
            <text:p>0.00096</text:p>
          </table:table-cell>
          <table:table-cell table:formula="of:=[.$C$2]*[.$D$2]/[.C15]/[.C15]" office:value-type="float" office:value="3932.16" calcext:value-type="float">
            <text:p>3932.16</text:p>
          </table:table-cell>
          <table:table-cell table:formula="of:=[.D15]*[.D15]" office:value-type="float" office:value="0.0000009216" calcext:value-type="float">
            <text:p>9.216E-07</text:p>
          </table:table-cell>
          <table:table-cell table:formula="of:=[.D15]+[.E15]*2" office:value-type="float" office:value="7864.32096" calcext:value-type="float">
            <text:p>7864.32096</text:p>
          </table:table-cell>
          <table:table-cell table:style-name="ce8"/>
          <table:table-cell table:formula="of:=0.5/([.$B$2]/[.C15] + 2*[.$C$2]/[.C15]/[.C15])" office:value-type="float" office:value="0.0000476837099995471" calcext:value-type="float">
            <text:p>4.77E-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390.625" calcext:value-type="float">
            <text:p>390.625</text:p>
          </table:table-cell>
          <table:table-cell table:formula="of:=[.$B$2]*[.$D$2]/[.C16]" office:value-type="float" office:value="0.00192" calcext:value-type="float">
            <text:p>0.00192</text:p>
          </table:table-cell>
          <table:table-cell table:formula="of:=[.$C$2]*[.$D$2]/[.C16]/[.C16]" office:value-type="float" office:value="15728.64" calcext:value-type="float">
            <text:p>15728.64</text:p>
          </table:table-cell>
          <table:table-cell table:formula="of:=[.D16]*[.D16]" office:value-type="float" office:value="0.0000036864" calcext:value-type="float">
            <text:p>3.6864E-06</text:p>
          </table:table-cell>
          <table:table-cell table:formula="of:=[.D16]+[.E16]*2" office:value-type="float" office:value="31457.28192" calcext:value-type="float">
            <text:p>31457.28192</text:p>
          </table:table-cell>
          <table:table-cell table:style-name="ce8"/>
          <table:table-cell table:formula="of:=0.5/([.$B$2]/[.C16] + 2*[.$C$2]/[.C16]/[.C16])" office:value-type="float" office:value="0.0000119209282274824" calcext:value-type="float">
            <text:p>1.19E-0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195.3125" calcext:value-type="float">
            <text:p>195.3125</text:p>
          </table:table-cell>
          <table:table-cell table:formula="of:=[.$B$2]*[.$D$2]/[.C17]" office:value-type="float" office:value="0.00384" calcext:value-type="float">
            <text:p>0.00384</text:p>
          </table:table-cell>
          <table:table-cell table:formula="of:=[.$C$2]*[.$D$2]/[.C17]/[.C17]" office:value-type="float" office:value="62914.56" calcext:value-type="float">
            <text:p>62914.56</text:p>
          </table:table-cell>
          <table:table-cell table:formula="of:=[.D17]*[.D17]" office:value-type="float" office:value="0.0000147456" calcext:value-type="float">
            <text:p>1.47456E-05</text:p>
          </table:table-cell>
          <table:table-cell table:formula="of:=[.D17]+[.E17]*2" office:value-type="float" office:value="125829.12384" calcext:value-type="float">
            <text:p>125829.12384</text:p>
          </table:table-cell>
          <table:table-cell/>
          <table:table-cell table:formula="of:=0.5/([.$B$2]/[.C17] + 2*[.$C$2]/[.C17]/[.C17])" office:value-type="float" office:value="0.00000298023214782006" calcext:value-type="float">
            <text:p>2.98E-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97.65625" calcext:value-type="float">
            <text:p>97.65625</text:p>
          </table:table-cell>
          <table:table-cell table:formula="of:=[.$B$2]*[.$D$2]/[.C18]" office:value-type="float" office:value="0.00768" calcext:value-type="float">
            <text:p>0.00768</text:p>
          </table:table-cell>
          <table:table-cell table:formula="of:=[.$C$2]*[.$D$2]/[.C18]/[.C18]" office:value-type="float" office:value="251658.24" calcext:value-type="float">
            <text:p>251658.24</text:p>
          </table:table-cell>
          <table:table-cell table:formula="of:=[.D18]*[.D18]" office:value-type="float" office:value="0.0000589824" calcext:value-type="float">
            <text:p>5.89824E-05</text:p>
          </table:table-cell>
          <table:table-cell table:formula="of:=[.D18]+[.E18]*2" office:value-type="float" office:value="503316.48768" calcext:value-type="float">
            <text:p>503316.48768</text:p>
          </table:table-cell>
          <table:table-cell/>
          <table:table-cell table:formula="of:=0.5/([.$B$2]/[.C18] + 2*[.$C$2]/[.C18]/[.C18])" office:value-type="float" office:value="0.000000745058048323699" calcext:value-type="float">
            <text:p>7.45E-0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48.828125" calcext:value-type="float">
            <text:p>48.828125</text:p>
          </table:table-cell>
          <table:table-cell table:formula="of:=[.$B$2]*[.$D$2]/[.C19]" office:value-type="float" office:value="0.01536" calcext:value-type="float">
            <text:p>0.01536</text:p>
          </table:table-cell>
          <table:table-cell table:formula="of:=[.$C$2]*[.$D$2]/[.C19]/[.C19]" office:value-type="float" office:value="1006632.96" calcext:value-type="float">
            <text:p>1006632.96</text:p>
          </table:table-cell>
          <table:table-cell table:formula="of:=[.D19]*[.D19]" office:value-type="float" office:value="0.0002359296" calcext:value-type="float">
            <text:p>0.0002359296</text:p>
          </table:table-cell>
          <table:table-cell table:formula="of:=[.D19]+[.E19]*2" office:value-type="float" office:value="2013265.93536" calcext:value-type="float">
            <text:p>2013265.93536</text:p>
          </table:table-cell>
          <table:table-cell/>
          <table:table-cell table:formula="of:=0.5/([.$B$2]/[.C19] + 2*[.$C$2]/[.C19]/[.C19])" office:value-type="float" office:value="0.00000018626451350201" calcext:value-type="float">
            <text:p>1.86E-0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24.4140625" calcext:value-type="float">
            <text:p>24.4140625</text:p>
          </table:table-cell>
          <table:table-cell table:formula="of:=[.$B$2]*[.$D$2]/[.C20]" office:value-type="float" office:value="0.03072" calcext:value-type="float">
            <text:p>0.03072</text:p>
          </table:table-cell>
          <table:table-cell table:formula="of:=[.$C$2]*[.$D$2]/[.C20]/[.C20]" office:value-type="float" office:value="4026531.84" calcext:value-type="float">
            <text:p>4026531.84</text:p>
          </table:table-cell>
          <table:table-cell table:formula="of:=[.D20]*[.D20]" office:value-type="float" office:value="0.0009437184" calcext:value-type="float">
            <text:p>0.0009437184</text:p>
          </table:table-cell>
          <table:table-cell table:formula="of:=[.D20]+[.E20]*2" office:value-type="float" office:value="8053063.71072" calcext:value-type="float">
            <text:p>8053063.71072</text:p>
          </table:table-cell>
          <table:table-cell/>
          <table:table-cell table:formula="of:=0.5/([.$B$2]/[.C20] + 2*[.$C$2]/[.C20]/[.C20])" office:value-type="float" office:value="0.0000000465661285531382" calcext:value-type="float">
            <text:p>4.66E-0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12.20703125" calcext:value-type="float">
            <text:p>12.20703125</text:p>
          </table:table-cell>
          <table:table-cell table:formula="of:=[.$B$2]*[.$D$2]/[.C21]" office:value-type="float" office:value="0.06144" calcext:value-type="float">
            <text:p>0.06144</text:p>
          </table:table-cell>
          <table:table-cell table:formula="of:=[.$C$2]*[.$D$2]/[.C21]/[.C21]" office:value-type="float" office:value="16106127.36" calcext:value-type="float">
            <text:p>16106127.36</text:p>
          </table:table-cell>
          <table:table-cell table:formula="of:=[.D21]*[.D21]" office:value-type="float" office:value="0.0037748736" calcext:value-type="float">
            <text:p>0.0037748736</text:p>
          </table:table-cell>
          <table:table-cell table:formula="of:=[.D21]+[.E21]*2" office:value-type="float" office:value="32212254.78144" calcext:value-type="float">
            <text:p>32212254.78144</text:p>
          </table:table-cell>
          <table:table-cell/>
          <table:table-cell table:formula="of:=0.5/([.$B$2]/[.C21] + 2*[.$C$2]/[.C21]/[.C21])" office:value-type="float" office:value="0.000000011641532160489" calcext:value-type="float">
            <text:p>1.16E-0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6.103515625" calcext:value-type="float">
            <text:p>6.103515625</text:p>
          </table:table-cell>
          <table:table-cell table:formula="of:=[.$B$2]*[.$D$2]/[.C22]" office:value-type="float" office:value="0.12288" calcext:value-type="float">
            <text:p>0.12288</text:p>
          </table:table-cell>
          <table:table-cell table:formula="of:=[.$C$2]*[.$D$2]/[.C22]/[.C22]" office:value-type="float" office:value="64424509.44" calcext:value-type="float">
            <text:p>64424509.44</text:p>
          </table:table-cell>
          <table:table-cell table:formula="of:=[.D22]*[.D22]" office:value-type="float" office:value="0.0150994944" calcext:value-type="float">
            <text:p>0.0150994944</text:p>
          </table:table-cell>
          <table:table-cell table:formula="of:=[.D22]+[.E22]*2" office:value-type="float" office:value="128849019.00288" calcext:value-type="float">
            <text:p>128849019.00288</text:p>
          </table:table-cell>
          <table:table-cell/>
          <table:table-cell table:formula="of:=0.5/([.$B$2]/[.C22] + 2*[.$C$2]/[.C22]/[.C22])" office:value-type="float" office:value="0.00000000291038304289781" calcext:value-type="float">
            <text:p>2.91E-0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3.0517578125" calcext:value-type="float">
            <text:p>3.0517578125</text:p>
          </table:table-cell>
          <table:table-cell table:formula="of:=[.$B$2]*[.$D$2]/[.C23]" office:value-type="float" office:value="0.24576" calcext:value-type="float">
            <text:p>0.24576</text:p>
          </table:table-cell>
          <table:table-cell table:formula="of:=[.$C$2]*[.$D$2]/[.C23]/[.C23]" office:value-type="float" office:value="257698037.76" calcext:value-type="float">
            <text:p>257698037.76</text:p>
          </table:table-cell>
          <table:table-cell table:formula="of:=[.D23]*[.D23]" office:value-type="float" office:value="0.0603979776" calcext:value-type="float">
            <text:p>0.0603979776</text:p>
          </table:table-cell>
          <table:table-cell table:formula="of:=[.D23]+[.E23]*2" office:value-type="float" office:value="515396075.76576" calcext:value-type="float">
            <text:p>515396075.76576</text:p>
          </table:table-cell>
          <table:table-cell/>
          <table:table-cell table:formula="of:=0.5/([.$B$2]/[.C23] + 2*[.$C$2]/[.C23]/[.C23])" office:value-type="float" office:value="0.000000000727595761071398" calcext:value-type="float">
            <text:p>7.28E-10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Thd</text:p>
          </table:table-cell>
          <table:table-cell table:style-name="Default"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3:57:12.915206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1-08T17:08:35.307615588</dc:date>
    <meta:editing-duration>PT45M38S</meta:editing-duration>
    <meta:editing-cycles>9</meta:editing-cycles>
    <meta:generator>LibreOffice/6.0.7.3$Linux_X86_64 LibreOffice_project/00m0$Build-3</meta:generator>
    <meta:document-statistic meta:table-count="3" meta:cell-count="888" meta:object-count="0"/>
  </office:meta>
</office:document-meta>
</file>